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6bd4" officeooo:paragraph-rsid="00076b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lace a la guia: <text:a xlink:type="simple" xlink:href="https://docs.google.com/document/d/1VV9besgWC7QZmn88rttyrTD3Rq78g436T0PPzmL-TTU/edit?usp=sharing" text:style-name="Internet_20_link" text:visited-style-name="Visited_20_Internet_20_Link">https://docs.google.com/document/d/1VV9besgWC7QZmn88rttyrTD3Rq78g436T0PPzmL-TTU/edit?usp=sharing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20:37:42.418276814</meta:creation-date>
    <meta:generator>LibreOffice/6.0.7.3$Linux_X86_64 LibreOffice_project/00m0$Build-3</meta:generator>
    <dc:date>2020-03-02T20:38:39.312847102</dc:date>
    <meta:editing-duration>PT59S</meta:editing-duration>
    <meta:editing-cycles>1</meta:editing-cycles>
    <meta:document-statistic meta:table-count="0" meta:image-count="0" meta:object-count="0" meta:page-count="1" meta:paragraph-count="1" meta:word-count="5" meta:character-count="114" meta:non-whitespace-character-count="110"/>
  </office:meta>
</office:document-meta>
</file>